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27mm"/>
    </style:style>
    <style:style style:name="co3" style:family="table-column">
      <style:table-column-properties fo:break-before="auto" style:column-width="76.24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vertical-align="top"/>
      <style:text-properties style:font-name="Courier New" style:font-name-asian="Courier New" style:font-name-complex="Courier New"/>
    </style:style>
    <style:style style:name="ce5" style:family="table-cell" style:parent-style-name="Default">
      <style:table-cell-properties style:vertical-align="top"/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3e3e" fo:font-size="10pt" style:font-name-asian="Courier New" style:font-name-complex="Courier New" style:font-size-asian="10pt" style:font-size-complex="10pt"/>
    </style:style>
    <style:style style:name="T2" style:family="text">
      <style:text-properties fo:font-size="10pt" style:font-name-asian="Courier New" style:font-name-complex="Courier New" style:font-size-asian="10pt" style:font-size-complex="10pt" fo:color="#000000"/>
    </style:style>
    <style:style style:name="T3" style:family="text">
      <style:text-properties fo:font-size="10pt" style:font-name-asian="Courier New" style:font-name-complex="Courier New" style:font-size-asian="10pt" style:font-size-complex="10pt" fo:color="#2a00ff"/>
    </style:style>
    <style:style style:name="T4" style:family="text">
      <style:text-properties fo:color="#6a3e3e" style:font-name="Courier New" fo:font-size="10pt" style:font-name-asian="Courier New" style:font-name-complex="Courier New" style:font-size-asian="10pt" style:font-size-complex="10pt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2a00ff"/>
    </style:style>
    <style:style style:name="T7" style:family="text">
      <style:text-properties fo:color="#000000" style:font-name="Courier New" fo:font-size="10pt" style:font-name-asian="Courier New" style:font-name-complex="Courier New" style:font-size-asian="10pt" style:font-size-complex="10pt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6a3e3e"/>
    </style:style>
    <style:style style:name="T9" style:family="text">
      <style:text-properties fo:color="#000000" fo:font-size="10pt" style:font-name-asian="Courier New" style:font-name-complex="Courier New" style:font-size-asian="10pt" style:font-size-complex="10pt"/>
    </style:style>
    <style:style style:name="T10" style:family="text">
      <style:text-properties fo:font-size="10pt" style:font-name-asian="Courier New" style:font-name-complex="Courier New" style:font-size-asian="10pt" style:font-size-complex="10pt" fo:color="#6a3e3e"/>
    </style:style>
    <style:style style:name="T11" style:family="text">
      <style:text-properties fo:color="#2a00ff" style:font-name="Courier New" fo:font-size="10pt" style:font-name-asian="Courier New" style:font-name-complex="Courier New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étodo/classe testad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com todas as entradas válidas (o cadastro do usuário de teste é efetuado anteriormente e removido depois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pessoa (objeto com dados da pessoa logada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que deve receber falha de login por senha incorreta</text:p>
          </table:table-cell>
          <table:table-cell table:style-name="ce5" office:value-type="string" calcext:value-type="string"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Senha</text:span><text:span text:style-name="T5"> = </text:span><text:span text:style-name="T6">"xyze";</text:span>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com as entradas válidas (após remover o usuário em questão do banco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alizar um cadastro (todos os dados válidos)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d"</text:span><text:span text:style-name="T5">;</text:span></text:p>
          </table:table-cell>
          <table:table-cell office:value-type="string" calcext:value-type="string">
            <text:p>0 (sem erros) e alteração no banc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com um nome já cadastrado no banc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</table:table-cell>
          <table:table-cell office:value-type="string" calcext:value-type="string">
            <text:p>1 (erro de nome já cadastrado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com um apelido já cadastrado no banco</text:p>
          </table:table-cell>
          <table:table-cell office:value-type="string" calcext:value-type="string">
            <text:p><text:span text:style-name="T4">nome</text:span><text:span text:style-name="T5"> = </text:span><text:span text:style-name="T6">"Outro nom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</table:table-cell>
          <table:table-cell office:value-type="string" calcext:value-type="string">
            <text:p>2 (erro de apelido já cadastrado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o telefone não tem hífen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7">a</text:span><text:span text:style-name="T8">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34567899"</text:span><text:span text:style-name="T5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primeira parte antes do hífen está com tamanho errad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9">a</text:span><text:span text:style-name="T10">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-3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gunda parte antes do hífen está com tamanho errad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o telefone possui dígito não numérico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a899"</text:span><text:span text:style-name="T5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tem dígito numéric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934567899"</text:span><text:span text:style-name="T2">;</text:span></text:p>
            <text:p><text:span text:style-name="T1">Senha</text:span><text:span text:style-name="T2"> = </text:span><text:span text:style-name="T3">"12a4"</text:span><text:span text:style-name="T2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é muito longa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de"</text:span><text:span text:style-name="T5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tem um dígito repetido</text:p>
          </table:table-cell>
          <table:table-cell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a"</text:span><text:span text:style-name="T5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NegocioEstante.criarLivro(String titulo, String nomeAutor, String dtPublicacao, String genero)</text:p>
          </table:table-cell>
          <table:table-cell office:value-type="string" calcext:value-type="string">
            <text:p>Testa se a criação de livro no banco está funcionando</text:p>
          </table:table-cell>
          <table:table-cell office:value-type="string" calcext:value-type="string">
            <text:p><text:span text:style-name="T4">titulo</text:span><text:span text:style-name="T5"> = </text:span><text:span text:style-name="T6">"titulo teste"</text:span><text:span text:style-name="T5">;</text:span></text:p>
            <text:p><text:span text:style-name="T4">autor</text:span><text:span text:style-name="T5"> = </text:span><text:span text:style-name="T6">"nome autor"</text:span><text:span text:style-name="T5">;</text:span></text:p>
            <text:p><text:span text:style-name="T4">dt</text:span><text:span text:style-name="T5"> = </text:span><text:span text:style-name="T6">"12/12/2000"</text:span><text:span text:style-name="T5">;</text:span></text:p>
            <text:p><text:span text:style-name="T4">genero</text:span><text:span text:style-name="T5"> = </text:span><text:span text:style-name="T6">"genero"</text:span><text:span text:style-name="T5">;</text:span></text:p>
          </table:table-cell>
          <table:table-cell office:value-type="string" calcext:value-type="string">
            <text:p>O livro criado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NegocioEstante.colocarNaEstante(Estante e, Livro livro, Pessoa p)</text:p>
          </table:table-cell>
          <table:table-cell office:value-type="string" calcext:value-type="string">
            <text:p>Testa se o livro está sendo colocado na estante de forma correta (tanto no banco como em memória)</text:p>
          </table:table-cell>
          <table:table-cell office:value-type="string" calcext:value-type="string">
            <text:p>Estante onde será colocado o livro;</text:p>
            <text:p>O livro que será colocado;</text:p>
            <text:p>A pessoa dona da estante;</text:p>
          </table:table-cell>
          <table:table-cell office:value-type="string" calcext:value-type="string">
            <text:p>A estante com o livro novo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NegocioEstante.buscarLivro(String titulo)</text:p>
          </table:table-cell>
          <table:table-cell office:value-type="string" calcext:value-type="string">
            <text:p>Testa se a função de buscar livro está funcionando</text:p>
          </table:table-cell>
          <table:table-cell office:value-type="string" calcext:value-type="string">
            <text:p>O título do livro buscado (“titulo teste”)</text:p>
          </table:table-cell>
          <table:table-cell office:value-type="string" calcext:value-type="string">
            <text:p>O objeto do livro encontrado, ou null caso não encontr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gocioEstante.removerDaEstante(Estante e, Livro l, Pessoa p)</text:p>
          </table:table-cell>
          <table:table-cell office:value-type="string" calcext:value-type="string">
            <text:p>Testa se a remoção de livros da estante funciona</text:p>
          </table:table-cell>
          <table:table-cell office:value-type="string" calcext:value-type="string">
            <text:p>Estante onde será retirado o livro;</text:p>
            <text:p>O livro que será retirado;</text:p>
            <text:p>A pessoa dona da estante;</text:p>
          </table:table-cell>
          <table:table-cell office:value-type="string" calcext:value-type="string">
            <text:p>A estante , agora sem o livro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NegocioEstante.consultarLivro(String titulo)</text:p>
          </table:table-cell>
          <table:table-cell office:value-type="string" calcext:value-type="string">
            <text:p>Testa se a função que procura livros está funcionando</text:p>
          </table:table-cell>
          <table:table-cell office:value-type="string" calcext:value-type="string">
            <text:p>O título do livro buscado <text:span text:style-name="T11">"Titulo generico"</text:span></text:p>
          </table:table-cell>
          <table:table-cell office:value-type="string" calcext:value-type="string">
            <text:p>O livro encontrado, ou null caso não encontr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NegocioEstante.consultarUsuario(String nome)</text:p>
          </table:table-cell>
          <table:table-cell office:value-type="string" calcext:value-type="string">
            <text:p>Testa se a pesquisa por usuário está funcionando</text:p>
          </table:table-cell>
          <table:table-cell office:value-type="string" calcext:value-type="string">
            <text:p>Nome do usuário <text:span text:style-name="T11">"Nome teste"</text:span></text:p>
          </table:table-cell>
          <table:table-cell office:value-type="string" calcext:value-type="string">
            <text:p>O usuário encontrado ou null caso não encontre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NegocioEstante.escreverResenha(Livro l, String resenha)</text:p>
          </table:table-cell>
          <table:table-cell office:value-type="string" calcext:value-type="string">
            <text:p>Testa se a resenha fica salva corretamente no banco, e se é possível consultá-la</text:p>
          </table:table-cell>
          <table:table-cell table:style-name="ce3" office:value-type="string" calcext:value-type="string">
            <text:p>O livro que terá a resenha escrita e a resenha. Depois, para a busca, o nome do livro que teve a resenha escrita</text:p>
          </table:table-cell>
          <table:table-cell office:value-type="string" calcext:value-type="string">
            <text:p>0 (sem erros) para a escrita da resenha, e o objeto livro com a resenha escrita para a consulta do livro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NegocioEstante.informarTroca(String titulo)</text:p>
          </table:table-cell>
          <table:table-cell office:value-type="string" calcext:value-type="string">
            <text:p>Testar se quando o usuário informa a troca é salvo no banco a alteração</text:p>
          </table:table-cell>
          <table:table-cell table:style-name="ce9" office:value-type="string" calcext:value-type="string">
            <text:p>O titulo que terá a troca informada</text:p>
          </table:table-cell>
          <table:table-cell office:value-type="string" calcext:value-type="string">
            <text:p>0 (sem erros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NegocioEstante.procurarTroca(String titulo)</text:p>
          </table:table-cell>
          <table:table-cell table:style-name="ce9" office:value-type="string" calcext:value-type="string">
            <text:p>Verifica se está sendo trazido corretamente os usuários que querem fazer uma troca de livro.</text:p>
          </table:table-cell>
          <table:table-cell table:style-name="ce9" office:value-type="string" calcext:value-type="string">
            <text:p>O titulo que o usuário quer obter</text:p>
          </table:table-cell>
          <table:table-cell office:value-type="string" calcext:value-type="string">
            <text:p>Uma lista com as pessoas que possuem o livro para troc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Todos seus métodos foram testados</text:p>
          </table:table-cell>
          <table:table-cell table:style-name="Default"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essoa</text:p>
          </table:table-cell>
          <table:table-cell table:style-name="ce2" office:value-type="string" calcext:value-type="string">
            <text:p>Todos seus métodos foram testados</text:p>
          </table:table-cell>
          <table:table-cell table:style-name="Default"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Estante</text:p>
          </table:table-cell>
          <table:table-cell table:style-name="ce2" office:value-type="string" calcext:value-type="string">
            <text:p>Todos seus métodos foram testados</text:p>
          </table:table-cell>
          <table:table-cell table:style-name="Default"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1" table:number-rows-repeated="8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02:50:37.0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6:32:35.443000000</meta:creation-date>
    <meta:generator>LibreOffice/6.0.3.2$Windows_X86_64 LibreOffice_project/8f48d515416608e3a835360314dac7e47fd0b821</meta:generator>
    <dc:date>2018-06-26T02:50:54.412000000</dc:date>
    <meta:editing-duration>PT1H6M48S</meta:editing-duration>
    <meta:editing-cycles>6</meta:editing-cycles>
    <meta:document-statistic meta:table-count="1" meta:cell-count="130" meta:object-count="0"/>
  </office:meta>
</office:document-meta>
</file>